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833cm"/>
    </style:style>
    <style:style style:name="co3" style:family="table-column">
      <style:table-column-properties fo:break-before="auto" style:column-width="2.63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6"/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row table:style-name="ro1">
          <table:table-cell office:value-type="string">
            <text:p>Produkt</text:p>
          </table:table-cell>
          <table:table-cell office:value-type="string">
            <text:p>Name</text:p>
          </table:table-cell>
          <table:table-cell office:value-type="string">
            <text:p>Preis</text:p>
          </table:table-cell>
          <table:table-cell office:value-type="string">
            <text:p>Link</text:p>
          </table:table-cell>
        </table:table-row>
        <table:table-row table:style-name="ro2">
          <table:table-cell office:value-type="string">
            <text:p>Roboter A</text:p>
          </table:table-cell>
          <table:table-cell office:value-type="string">
            <text:p>TURTLEBOT 4</text:p>
          </table:table-cell>
          <table:table-cell table:style-name="ce1" office:value-type="currency" office:currency="EUR" office:value="1600">
            <text:p>1.600,00 €</text:p>
          </table:table-cell>
          <table:table-cell office:value-type="string">
            <text:p><text:a xlink:href="https://www.mybotshop.de/navi.php?a=6096&amp;lang=eng">MyBotShop</text:a></text:p>
          </table:table-cell>
        </table:table-row>
        <table:table-row table:style-name="ro2">
          <table:table-cell office:value-type="string">
            <text:p>Roboter B</text:p>
          </table:table-cell>
          <table:table-cell office:value-type="string">
            <text:p>TURTLEBOT 3 Burger</text:p>
          </table:table-cell>
          <table:table-cell office:value-type="float" office:value="756">
            <text:p>756</text:p>
          </table:table-cell>
          <table:table-cell office:value-type="string">
            <text:p><text:a xlink:href="https://www.mybotshop.de/ROBOTIS-TURTLEBOT3-Burger_1">MyBotShop</text:a></text:p>
          </table:table-cell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3-08">08.03.2023</text:date>, <text:time>20:19:2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3-08T20:11:02.32</meta:creation-date>
    <dc:date>2023-03-08T20:19:20.07</dc:date>
    <meta:editing-duration>PT8M19S</meta:editing-duration>
    <meta:editing-cycles>1</meta:editing-cycles>
    <meta:document-statistic meta:table-count="3" meta:cell-count="12" meta:object-count="0"/>
    <meta:generator>OpenOffice/4.1.9$Win32 OpenOffice.org_project/419m1$Build-9805</meta:generator>
  </office:meta>
</office:document-meta>
</file>